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9893" officeooo:paragraph-rsid="000f9893"/>
    </style:style>
    <style:style style:name="P2" style:family="paragraph" style:parent-style-name="Standard">
      <style:text-properties fo:language="en" fo:country="US" officeooo:rsid="000f9893" officeooo:paragraph-rsid="000ff487"/>
    </style:style>
    <style:style style:name="P3" style:family="paragraph" style:parent-style-name="Standard">
      <style:text-properties fo:language="en" fo:country="US" officeooo:rsid="000ff487" officeooo:paragraph-rsid="000ff487"/>
    </style:style>
    <style:style style:name="P4" style:family="paragraph" style:parent-style-name="Standard">
      <style:text-properties fo:language="en" fo:country="US" officeooo:rsid="000ff487" officeooo:paragraph-rsid="0011eada"/>
    </style:style>
    <style:style style:name="T1" style:family="text">
      <style:text-properties officeooo:rsid="000f9893"/>
    </style:style>
    <style:style style:name="T2" style:family="text">
      <style:text-properties officeooo:rsid="000ff487"/>
    </style:style>
    <style:style style:name="T3" style:family="text">
      <style:text-properties style:font-name="Carlito" style:font-size-asian="10.5pt"/>
    </style:style>
    <style:style style:name="T4" style:family="text">
      <style:text-properties style:font-name="Carlito" officeooo:rsid="000ff487" style:font-size-asian="10.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This is a paragraph in a <text:span text:style-name="T4">S</text:span>ection1</text:p>
        <text:p text:style-name="P3"><text:span text:style-name="T3">S</text:span><text:span text:style-name="T1">ection1</text:span> - Paragraph 2</text:p>
        <text:p text:style-name="P3"><text:span text:style-name="T3">S</text:span><text:span text:style-name="T1">ection1</text:span> - Paragraph 3</text:p>
      </text:section>
      <text:p text:style-name="P3">This is a paragraph outside sections</text:p>
      <text:section text:style-name="Sect2" text:name="Section2">
        <text:p text:style-name="P2"><text:span text:style-name="T4">S</text:span>ection<text:span text:style-name="T2">2 - Paragraph 1</text:span></text:p>
        <text:p text:style-name="P2"><text:span text:style-name="T4">S</text:span>ection<text:span text:style-name="T2">2 - Paragraph 2</text:span></text:p>
      </text:section>
      <text:p text:style-name="P4">This is a paragraph outside sec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8T21:23:54.446900756</meta:creation-date>
    <dc:title>Modern</dc:title>
    <meta:generator>LibreOffice/7.0.6.2$Linux_X86_64 LibreOffice_project/00$Build-2</meta:generator>
    <meta:editing-duration>PT3M35S</meta:editing-duration>
    <meta:editing-cycles>4</meta:editing-cycles>
    <meta:initial-creator>F </meta:initial-creator>
    <dc:date>2021-06-18T21:27:28.942721029</dc:date>
    <dc:creator>F </dc:creator>
    <meta:document-statistic meta:table-count="0" meta:image-count="0" meta:object-count="0" meta:page-count="1" meta:paragraph-count="7" meta:word-count="35" meta:character-count="193" meta:non-whitespace-character-count="165"/>
    <meta:template xlink:type="simple" xlink:actuate="onRequest" xlink:title="Modern" xlink:href="../../../usr/lib64/libreoffice/share/template/common/styles/Modern.ott" meta:date="2021-06-18T21:23:52.675406915"/>
  </office:meta>
</office:document-meta>
</file>